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align="margins" fo:margin-left="1in" fo:margin-right="2in"/>
    </style:style>
    <style:style style:name="T2" style:family="table">
      <style:table-properties table:align="margins" fo:margin-left="2in" fo:margin-right="1in"/>
    </style:style>
    <style:style style:name="T3" style:family="table">
      <style:table-properties table:align="margins" fo:margin-left="2in" fo:margin-right="2in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the left margin of 1 inch and right margin of 2 inch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left margin of 2 inch and right margin of 1 inch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left margin of 2 inch and right margin of 2 inch.</text:p>
      <table:table table:name="Table3" table:style-name="T3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